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TransformerChain.DefaultResourceTransformerChain( ResourceResolverChain resolverChain , @ Nullable ResourceTransformer transformer , @ Nullable ResourceTransform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sourceTransformerChain.getResolv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TransformerChain.DefaultResourceTransformerChain( ResourceResolverChain resolverChain , @ Nullable List &lt; ResourceTransformer &gt; transform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urceTransformerChain.transform( ServerWebExchange exchange ,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ourceTransformerChain.initTransformerChain( ResourceResolverChain resolverChain , ArrayList &lt; ResourceTransformer &gt; transform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